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a935" officeooo:paragraph-rsid="0001a935"/>
    </style:style>
    <style:style style:name="P2" style:family="paragraph" style:parent-style-name="Standard">
      <style:text-properties officeooo:rsid="0001a935" officeooo:paragraph-rsid="00030600"/>
    </style:style>
    <style:style style:name="T1" style:family="text">
      <style:text-properties officeooo:rsid="000306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Pyłek</text:p>
      <text:p text:style-name="P1"/>
      <text:p text:style-name="P1">Pyłki zostały zastosowane ze względu na klasę ocena w projekcie. W praktyce mamy kilkanaście ocen które są powielane ponieważ każdy przedmiot ma swoje oceny a z kolei każdy student ma wiele przedmiotów. W rezultacie powstaje mnóstwo kopii takich samych ocen.</text:p>
      <text:p text:style-name="P1"/>
      <text:p text:style-name="P2"><text:span text:style-name="T1">2. Fasada</text:span></text:p>
      <text:p text:style-name="P2"/>
      <text:p text:style-name="P2"><text:span text:style-name="T1">Fasada została zastosowana ze względu na skomplikowany proces jakim jest tworzenie obiektu klasy student oraz obiektu klasy przedmiot. Utworzenie obiektów obu tych klas pociąga za sobą przypisanie lub utworzenie obiektów kilku innych klas. Fasada zatem udostępnia klientowi 2 metody odpowiedzialne za utworzenie studenta oraz za utworzenie przedmiotu.</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9-06-02T20:11:22.462000000</dc:date>
    <meta:editing-duration>PT26M36S</meta:editing-duration>
    <meta:editing-cycles>1</meta:editing-cycles>
    <meta:document-statistic meta:table-count="0" meta:image-count="0" meta:object-count="0" meta:page-count="1" meta:paragraph-count="4" meta:word-count="91" meta:character-count="627" meta:non-whitespace-character-count="539"/>
  </office:meta>
</office:document-meta>
</file>